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draw:stroke="none" svg:stroke-color="#000000" draw:fill="none" draw:fill-color="#ffffff" draw:textarea-horizontal-align="left" draw:auto-grow-height="true" draw:auto-grow-width="true" fo:min-height="1.491cm" fo:min-width="2.318cm"/>
    </style:style>
    <style:style style:name="gr8"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1.491cm" fo:min-width="4.019cm"/>
    </style:style>
    <style:style style:name="gr10"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0.856cm" fo:min-width="3.524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14"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P7" style:family="paragraph">
      <style:paragraph-properties fo:text-align="start"/>
      <style:text-properties fo:font-size="18pt"/>
    </style:style>
    <style:style style:name="P8" style:family="paragraph">
      <style:text-properties fo:font-size="18pt"/>
    </style:style>
    <style:style style:name="P9" style:family="paragraph">
      <style:paragraph-properties fo:text-align="center"/>
      <style:text-properties fo:font-size="18pt"/>
    </style:style>
    <style:style style:name="P10" style:family="paragraph">
      <style:text-properties fo:font-size="15pt"/>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style:style style:name="T5" style:family="text">
      <style:text-properties style:text-position="super 58%" style:font-name="DejaVu San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Temperature Sensor</text:span></text:p>
              </table:table-cell>
            </table:table-row>
            <table:table-row table:style-name="ro2">
              <table:table-cell table:style-name="ce1">
                <text:p text:style-name="P1"><text:span text:style-name="T1">Inputs</text:span></text:p>
              </table:table-cell>
              <table:table-cell table:style-name="ce2">
                <text:p><text:span text:style-name="T2">Ambient Temperature</text:span></text:p>
                <text:p><text:span text:style-name="T2">2.7V DC to 5.5V DC</text:span></text:p>
              </table:table-cell>
            </table:table-row>
            <table:table-row table:style-name="ro2">
              <table:table-cell table:style-name="ce1">
                <text:p text:style-name="P1"><text:span text:style-name="T1">Outputs</text:span></text:p>
              </table:table-cell>
              <table:table-cell table:style-name="ce2">
                <text:p><text:span text:style-name="T2">10mV per degree Celsius</text:span></text:p>
              </table:table-cell>
            </table:table-row>
            <table:table-row table:style-name="ro3">
              <table:table-cell table:style-name="ce1">
                <text:p text:style-name="P1"><text:span text:style-name="T1">Functionality</text:span></text:p>
              </table:table-cell>
              <table:table-cell table:style-name="ce2">
                <text:p><text:span text:style-name="T2">Outputs a voltage based on the sensed ambient temperature.</text:span></text:p>
              </table:table-cell>
            </table:table-row>
          </table:table>
          <draw:image xlink:href="Pictures/TablePreview3.svm" xlink:type="simple" xlink:show="embed" xlink:actuate="onLoad"/>
        </draw:frame>
        <draw:custom-shape draw:style-name="gr1" draw:text-style-name="P3" draw:layer="layout" svg:width="7.62cm" svg:height="5.08cm" svg:x="10.119cm" svg:y="1.333cm">
          <text:p text:style-name="P2"><text:span text:style-name="T3">Tempera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7" draw:text-style-name="P5" draw:layer="layout" svg:width="2.818cm" svg:height="1.741cm" svg:x="4.659cm" svg:y="3.831cm">
          <draw:text-box>
            <text:p><text:span text:style-name="T4">2.7V</text:span></text:p>
            <text:p><text:span text:style-name="T4">To 5.5V</text:span></text:p>
          </draw:text-box>
        </draw:frame>
        <draw:frame draw:style-name="gr8" draw:text-style-name="P6" draw:layer="layout" svg:width="2.921cm" svg:height="0.887cm" svg:x="20.177cm" svg:y="3.542cm">
          <draw:text-box>
            <text:p><text:span text:style-name="T2">10mV/</text:span><text:span text:style-name="T5">o</text:span><text:span text:style-name="T2">C</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9" draw:text-style-name="P5" draw:layer="layout" svg:width="4.519cm" svg:height="1.741cm" svg:x="2.905cm" svg:y="2.18cm">
          <draw:text-box>
            <text:p><text:span text:style-name="T4">Ambient</text:span></text:p>
            <text:p><text:span text:style-name="T4">Temperature</text:span></text:p>
          </draw:text-box>
        </draw:frame>
      </draw:page>
      <draw:page draw:name="page4" draw:style-name="dp1" draw:master-page-name="Default">
        <draw:frame draw:style-name="standard" draw:layer="layout" svg:width="22.781cm" svg:height="15.175cm" svg:x="2.856cm" svg:y="5.235cm">
          <table:table table:template-name="default" table:use-first-row-styles="true" table:use-banding-rows-styles="true">
            <table:table-column table:style-name="co1"/>
            <table:table-column table:style-name="co2"/>
            <table:table-row table:style-name="ro1">
              <table:table-cell table:style-name="ce1">
                <text:p text:style-name="P7"><text:span text:style-name="T1">Module</text:span></text:p>
              </table:table-cell>
              <table:table-cell table:style-name="ce2">
                <text:p text:style-name="P8"><text:span text:style-name="T2">BL600</text:span></text:p>
              </table:table-cell>
            </table:table-row>
            <table:table-row table:style-name="ro2">
              <table:table-cell table:style-name="ce1">
                <text:p text:style-name="P7"><text:span text:style-name="T1">Inputs</text:span></text:p>
              </table:table-cell>
              <table:table-cell table:style-name="ce2">
                <text:p text:style-name="P8"><text:span text:style-name="T2">Phone Input – app on phone sends the values needed for the algorithm over BLE</text:span></text:p>
                <text:p text:style-name="P8"><text:span text:style-name="T2"/></text:p>
                <text:p text:style-name="P8"><text:span text:style-name="T2">Flow Sensor – sensor attached to spigot measures how much water has been distributed and reports back the value</text:span></text:p>
                <text:p text:style-name="P8"><text:span text:style-name="T2"/></text:p>
                <text:p text:style-name="P8"><text:span text:style-name="T2">Power – 1.8VDC – 3.6VDC</text:span></text:p>
              </table:table-cell>
            </table:table-row>
            <table:table-row table:style-name="ro2">
              <table:table-cell table:style-name="ce1">
                <text:p text:style-name="P7"><text:span text:style-name="T1">Outputs</text:span></text:p>
              </table:table-cell>
              <table:table-cell table:style-name="ce2">
                <text:p text:style-name="P8"><text:span text:style-name="T2">Solenoid – holds a GPIO output high to turn the solenoid on when water starts flowing and holds a GPIO output low to turn it off</text:span></text:p>
                <text:p text:style-name="P8"><text:span text:style-name="T2"/></text:p>
                <text:p text:style-name="P8"><text:span text:style-name="T2">Phone Display – sends information to app on phone for display</text:span></text:p>
              </table:table-cell>
            </table:table-row>
            <table:table-row table:style-name="ro3">
              <table:table-cell table:style-name="ce1">
                <text:p text:style-name="P7"><text:span text:style-name="T1">Functionality</text:span></text:p>
              </table:table-cell>
              <table:table-cell table:style-name="ce2">
                <text:p text:style-name="P8"><text:span text:style-name="T2">Speaks to a phone app over BLE and a spigot actuator. It computes an algorithm which provides an estimate of the soil moisture level. When the soil moisture level is low enough it turns on the spigot and keeps it on until the calculated amount of water has flowed into the soil. It reports its sensor information back to the phone app for display.</text:span></text:p>
              </table:table-cell>
            </table:table-row>
          </table:table>
          <draw:image xlink:href="Pictures/TablePreview4.svm" xlink:type="simple" xlink:show="embed" xlink:actuate="onLoad"/>
        </draw:frame>
        <draw:custom-shape draw:style-name="gr10" draw:text-style-name="P3" draw:layer="layout" svg:width="7.62cm" svg:height="3.731cm" svg:x="10.119cm" svg:y="1.333cm">
          <text:p text:style-name="P9"><text:span text:style-name="T3">BL600</text:span></text:p>
          <draw:enhanced-geometry svg:viewBox="0 0 21600 21600" draw:type="rectangle" draw:enhanced-path="M 0 0 L 21600 0 21600 21600 0 21600 0 0 Z N"/>
        </draw:custom-shape>
        <draw:line draw:style-name="gr2" draw:text-style-name="P4" draw:layer="layout" svg:x1="7.604cm" svg:y1="4.51cm" svg:x2="10.144cm" svg:y2="4.51cm">
          <text:p/>
        </draw:line>
        <draw:frame draw:style-name="gr11" draw:text-style-name="P5" draw:layer="layout" svg:width="4.024cm" svg:height="1.106cm" svg:x="5.358cm" svg:y="4.039cm">
          <draw:text-box>
            <text:p text:style-name="P8"><text:span text:style-name="T4">Power</text:span></text:p>
          </draw:text-box>
        </draw:frame>
        <draw:frame draw:style-name="gr8" draw:text-style-name="P6" draw:layer="layout" svg:width="2.921cm" svg:height="0.887cm" svg:x="20.177cm" svg:y="2.042cm">
          <draw:text-box>
            <text:p text:style-name="P10"><text:span text:style-name="T2">Solenoid</text:span></text:p>
          </draw:text-box>
        </draw:frame>
        <draw:line draw:style-name="gr2" draw:text-style-name="P4" draw:layer="layout" svg:x1="17.764cm" svg:y1="2.421cm" svg:x2="20.304cm" svg:y2="2.421cm">
          <text:p/>
        </draw:line>
        <draw:line draw:style-name="gr2" draw:text-style-name="P4" draw:layer="layout" svg:x1="7.604cm" svg:y1="3.259cm" svg:x2="10.144cm" svg:y2="3.259cm">
          <text:p/>
        </draw:line>
        <draw:frame draw:style-name="gr12" draw:text-style-name="P5" draw:layer="layout" svg:width="4.519cm" svg:height="0.988cm" svg:x="3.212cm" svg:y="2.732cm">
          <draw:text-box>
            <text:p text:style-name="P8"><text:span text:style-name="T4">Flow Sensor</text:span></text:p>
          </draw:text-box>
        </draw:frame>
        <draw:line draw:style-name="gr2" draw:text-style-name="P4" draw:layer="layout" svg:x1="7.698cm" svg:y1="1.885cm" svg:x2="10.238cm" svg:y2="1.885cm">
          <text:p/>
        </draw:line>
        <draw:frame draw:style-name="gr13" draw:text-style-name="P5" draw:layer="layout" svg:width="4.312cm" svg:height="0.988cm" svg:x="3.294cm" svg:y="1.363cm">
          <draw:text-box>
            <text:p text:style-name="P8"><text:span text:style-name="T4">Phone Input</text:span></text:p>
          </draw:text-box>
        </draw:frame>
        <draw:frame draw:style-name="gr14" draw:text-style-name="P6" draw:layer="layout" svg:width="2.558cm" svg:height="1.479cm" svg:x="20.159cm" svg:y="3.364cm">
          <draw:text-box>
            <text:p text:style-name="P10"><text:span text:style-name="T2">Phone Display</text:span></text:p>
          </draw:text-box>
        </draw:frame>
        <draw:line draw:style-name="gr2" draw:text-style-name="P4" draw:layer="layout" svg:x1="17.746cm" svg:y1="3.843cm" svg:x2="20.286cm" svg:y2="3.84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17:02:51.477148325</dc:date>
    <meta:editing-duration>PT30M41S</meta:editing-duration>
    <meta:editing-cycles>15</meta:editing-cycles>
    <meta:generator>LibreOffice/5.0.4.2$Linux_X86_64 LibreOffice_project/00m0$Build-2</meta:generator>
    <meta:document-statistic meta:object-count="36"/>
  </office:meta>
</office:document-meta>
</file>